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 fo:orphans="2" fo:widows="2"/>
      <style:text-properties officeooo:paragraph-rsid="00160475"/>
    </style:style>
    <style:style style:name="P2" style:family="paragraph" style:parent-style-name="Text_20_body">
      <style:text-properties fo:font-size="14pt" officeooo:rsid="001b7189" style:font-size-asian="14pt" style:font-size-complex="14pt"/>
    </style:style>
    <style:style style:name="P3" style:family="paragraph" style:parent-style-name="Text_20_body">
      <style:text-properties officeooo:rsid="001d7969"/>
    </style:style>
    <style:style style:name="P4" style:family="paragraph" style:parent-style-name="Text_20_body">
      <style:text-properties officeooo:rsid="0020792e"/>
    </style:style>
    <style:style style:name="P5" style:family="paragraph" style:parent-style-name="Text_20_body">
      <style:text-properties officeooo:rsid="0020822a"/>
    </style:style>
    <style:style style:name="P6" style:family="paragraph" style:parent-style-name="Text_20_body">
      <style:text-properties officeooo:paragraph-rsid="0024a273"/>
    </style:style>
    <style:style style:name="P7" style:family="paragraph" style:parent-style-name="Title" style:list-style-name="" style:master-page-name="First_20_Page">
      <style:paragraph-properties fo:text-align="center" style:justify-single-word="false" style:page-number="auto"/>
      <style:text-properties fo:font-size="16pt" fo:font-weight="bold" officeooo:paragraph-rsid="0018e4b9" style:font-size-asian="16pt" style:font-weight-asian="bold" style:font-size-complex="16pt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4">
      <style:text-properties officeooo:rsid="00250f0e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Heading_20_2">
      <style:text-properties officeooo:rsid="0018e4b9" officeooo:paragraph-rsid="0018e4b9"/>
    </style:style>
    <style:style style:name="P17" style:family="paragraph" style:parent-style-name="Heading_20_3">
      <style:text-properties officeooo:rsid="0018e4b9" officeooo:paragraph-rsid="0018e4b9"/>
    </style:style>
    <style:style style:name="P18" style:family="paragraph">
      <style:paragraph-properties style:writing-mode="lr-tb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font-size="8pt" style:font-size-asian="8pt" style:font-size-complex="8pt"/>
    </style:style>
    <style:style style:name="P21" style:family="paragraph">
      <style:paragraph-properties fo:text-align="center" style:writing-mode="lr-tb"/>
      <style:text-properties fo:font-size="8.5pt" style:font-size-asian="8.5pt" style:font-size-complex="8.5pt"/>
    </style:style>
    <style:style style:name="P22" style:family="paragraph">
      <style:paragraph-properties fo:text-align="center" style:writing-mode="lr-tb"/>
      <style:text-properties fo:font-size="11pt" style:font-size-asian="11pt" style:font-size-complex="11pt"/>
    </style:style>
    <style:style style:name="P23" style:family="paragraph">
      <style:paragraph-properties fo:text-align="justify" style:writing-mode="lr-tb"/>
    </style:style>
    <style:style style:name="P24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officeooo:rsid="00160475"/>
    </style:style>
    <style:style style:name="T2" style:family="text">
      <style:text-properties officeooo:rsid="001b7189"/>
    </style:style>
    <style:style style:name="T3" style:family="text">
      <style:text-properties officeooo:rsid="001d7969"/>
    </style:style>
    <style:style style:name="T4" style:family="text">
      <style:text-properties officeooo:rsid="001f2a93"/>
    </style:style>
    <style:style style:name="T5" style:family="text">
      <style:text-properties officeooo:rsid="0020822a"/>
    </style:style>
    <style:style style:name="T6" style:family="text">
      <style:text-properties officeooo:rsid="00498531"/>
    </style:style>
    <style:style style:name="T7" style:family="text">
      <style:text-properties officeooo:rsid="0018e4b9"/>
    </style:style>
    <style:style style:name="T8" style:family="text">
      <style:text-properties fo:font-variant="normal" fo:text-transform="none" fo:color="#000000" style:font-name="Times New Roman2" fo:font-size="14pt" fo:letter-spacing="normal" fo:font-style="normal" fo:font-weight="normal" style:font-name-asian="Times New Roman" style:font-size-asian="14pt" style:font-name-complex="DejaVu Sans" style:font-size-complex="14pt" style:language-complex="zxx" style:country-complex="none"/>
    </style:style>
    <style:style style:name="T9" style:family="text">
      <style:text-properties fo:font-variant="normal" fo:text-transform="none" fo:color="#000000" style:font-name="Times New Roman2" fo:font-size="14pt" fo:letter-spacing="normal" fo:font-style="normal" fo:font-weight="normal" officeooo:rsid="00319157" style:font-name-asian="Times New Roman" style:font-size-asian="14pt" style:font-name-complex="DejaVu Sans" style:font-size-complex="14pt" style:language-complex="zxx" style:country-complex="none"/>
    </style:style>
    <style:style style:name="T10" style:family="text">
      <style:text-properties fo:font-size="14pt" officeooo:rsid="001b7189" style:font-size-asian="14pt" style:font-size-complex="14pt"/>
    </style:style>
    <style:style style:name="T11" style:family="text">
      <style:text-properties fo:font-size="14pt" officeooo:rsid="0023ac43" style:font-size-asian="14pt" style:font-size-complex="14pt"/>
    </style:style>
    <style:style style:name="T12" style:family="text">
      <style:text-properties fo:font-size="14pt" officeooo:rsid="00250f0e" style:font-size-asian="14pt" style:font-size-complex="14pt"/>
    </style:style>
    <style:style style:name="T13" style:family="text">
      <style:text-properties fo:font-size="14pt" officeooo:rsid="0020792e" style:font-size-asian="14pt" style:font-size-complex="14pt"/>
    </style:style>
    <style:style style:name="T14" style:family="text">
      <style:text-properties fo:font-size="14pt" officeooo:rsid="001adfa1" style:font-size-asian="14pt" style:font-size-complex="14pt"/>
    </style:style>
    <style:style style:name="T15" style:family="text">
      <style:text-properties officeooo:rsid="0023ac43"/>
    </style:style>
    <style:style style:name="T16" style:family="text">
      <style:text-properties officeooo:rsid="00250f0e"/>
    </style:style>
    <style:style style:name="T17" style:family="text">
      <style:text-properties officeooo:rsid="00271144"/>
    </style:style>
    <style:style style:name="T18" style:family="text">
      <style:text-properties officeooo:rsid="0026abd7"/>
    </style:style>
    <style:style style:name="T19" style:family="text">
      <style:text-properties officeooo:rsid="00273d1c"/>
    </style:style>
    <style:style style:name="T20" style:family="text">
      <style:text-properties officeooo:rsid="0027a77d"/>
    </style:style>
    <style:style style:name="T21" style:family="text">
      <style:text-properties officeooo:rsid="00326a19"/>
    </style:style>
    <style:style style:name="T22" style:family="text">
      <style:text-properties officeooo:rsid="00299011"/>
    </style:style>
    <style:style style:name="T23" style:family="text">
      <style:text-properties officeooo:rsid="002aa044"/>
    </style:style>
    <style:style style:name="T24" style:family="text">
      <style:text-properties officeooo:rsid="001adfa1"/>
    </style:style>
    <style:style style:name="T25" style:family="text">
      <style:text-properties officeooo:rsid="001f6272"/>
    </style:style>
    <style:style style:name="T26" style:family="text">
      <style:text-properties officeooo:rsid="0021202c"/>
    </style:style>
    <style:style style:name="T27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28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29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30" style:family="text">
      <style:text-properties fo:color="#000000" style:font-name="ISOCPEUR" fo:font-size="11pt" fo:language="ru" fo:country="RU" fo:font-style="italic" style:font-name-asian="Times New Roman" style:font-size-asian="11pt" style:font-style-asian="italic" style:font-name-complex="Times New Roman" style:font-size-complex="11pt" style:language-complex="ar" style:country-complex="SA"/>
    </style:style>
    <style:style style:name="T31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32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33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34" style:family="text">
      <style:text-properties fo:color="#000000" style:font-name="ISOCPEUR" fo:font-size="14pt" fo:font-style="italic" style:font-name-asian="Times New Roman" style:font-size-asian="14pt" style:font-style-asian="italic" style:font-name-complex="Times New Roman" style:font-size-complex="14pt" style:language-complex="ar" style:country-complex="S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draw:g text:anchor-type="page" text:anchor-page-number="1" draw:z-index="0" draw:style-name="gr1">
        <draw:custom-shape draw:style-name="gr2" draw:text-style-name="P18" svg:width="18.303cm" svg:height="28.304cm" svg:x="1.702cm" svg:y="0.568cm">
          <text:p/>
          <draw:enhanced-geometry svg:viewBox="0 0 21600 21600" draw:type="rectangle" draw:enhanced-path="M 0 0 L 21600 0 21600 21600 0 21600 0 0 Z N"/>
        </draw:custom-shape>
        <draw:line draw:style-name="gr3" draw:text-style-name="P19" svg:x1="2.608cm" svg:y1="24.885cm" svg:x2="2.61cm" svg:y2="26.353cm">
          <text:p/>
        </draw:line>
        <draw:line draw:style-name="gr3" draw:text-style-name="P19" svg:x1="1.71cm" svg:y1="24.871cm" svg:x2="19.982cm" svg:y2="24.871cm">
          <text:p/>
        </draw:line>
        <draw:line draw:style-name="gr3" draw:text-style-name="P19" svg:x1="3.699cm" svg:y1="24.897cm" svg:x2="3.701cm" svg:y2="28.855cm">
          <text:p/>
        </draw:line>
        <draw:line draw:style-name="gr3" draw:text-style-name="P19" svg:x1="6.201cm" svg:y1="24.897cm" svg:x2="6.203cm" svg:y2="28.855cm">
          <text:p/>
        </draw:line>
        <draw:line draw:style-name="gr3" draw:text-style-name="P19" svg:x1="7.7cm" svg:y1="24.897cm" svg:x2="7.702cm" svg:y2="28.855cm">
          <text:p/>
        </draw:line>
        <draw:line draw:style-name="gr3" draw:text-style-name="P19" svg:x1="8.702cm" svg:y1="24.885cm" svg:x2="8.704cm" svg:y2="28.841cm">
          <text:p/>
        </draw:line>
        <draw:line draw:style-name="gr3" draw:text-style-name="P19" svg:x1="16.204cm" svg:y1="26.379cm" svg:x2="16.208cm" svg:y2="27.36cm">
          <text:p/>
        </draw:line>
        <draw:line draw:style-name="gr4" draw:text-style-name="P19" svg:x1="1.71cm" svg:y1="27.869cm" svg:x2="8.683cm" svg:y2="27.871cm">
          <text:p/>
        </draw:line>
        <draw:line draw:style-name="gr4" draw:text-style-name="P19" svg:x1="1.71cm" svg:y1="28.37cm" svg:x2="8.683cm" svg:y2="28.37cm">
          <text:p/>
        </draw:line>
        <draw:frame draw:style-name="gr5" draw:text-style-name="P19" svg:width="0.809cm" svg:height="0.436cm" svg:x="1.751cm" svg:y="25.905cm">
          <draw:text-box>
            <text:p text:style-name="P19"><text:span text:style-name="T27">Изм</text:span></text:p>
          </draw:text-box>
        </draw:frame>
        <draw:frame draw:style-name="gr5" draw:text-style-name="P19" svg:width="1.006cm" svg:height="0.436cm" svg:x="2.663cm" svg:y="25.905cm">
          <draw:text-box>
            <text:p text:style-name="P19"><text:span text:style-name="T27">Лист</text:span></text:p>
          </draw:text-box>
        </draw:frame>
        <draw:frame draw:style-name="gr5" draw:text-style-name="P19" svg:width="2.354cm" svg:height="0.436cm" svg:x="3.776cm" svg:y="25.905cm">
          <draw:text-box>
            <text:p text:style-name="P19"><text:span text:style-name="T27">№ </text:span><text:span text:style-name="T27">докум.</text:span></text:p>
          </draw:text-box>
        </draw:frame>
        <draw:frame draw:style-name="gr5" draw:text-style-name="P20" svg:width="1.403cm" svg:height="0.436cm" svg:x="6.251cm" svg:y="25.905cm">
          <draw:text-box>
            <text:p text:style-name="P19"><text:span text:style-name="T28">Подпись</text:span></text:p>
          </draw:text-box>
        </draw:frame>
        <draw:frame draw:style-name="gr5" draw:text-style-name="P21" svg:width="0.914cm" svg:height="0.436cm" svg:x="7.745cm" svg:y="25.905cm">
          <draw:text-box>
            <text:p text:style-name="P19"><text:span text:style-name="T29">Дата</text:span></text:p>
          </draw:text-box>
        </draw:frame>
        <draw:frame draw:style-name="gr5" draw:text-style-name="P19" svg:width="1.35cm" svg:height="0.436cm" svg:x="16.266cm" svg:y="26.395cm">
          <draw:text-box>
            <text:p text:style-name="P19"><text:span text:style-name="T27">Лист</text:span></text:p>
          </draw:text-box>
        </draw:frame>
        <draw:custom-shape draw:style-name="gr6" draw:text-style-name="P18" svg:width="1.35cm" svg:height="0.438cm" svg:x="16.277cm" svg:y="26.922cm">
          <text:p/>
          <draw:enhanced-geometry svg:viewBox="0 0 21600 21600" draw:type="mso-spt202" draw:enhanced-path="M 0 0 L 21600 0 21600 21600 0 21600 0 0 Z N"/>
        </draw:custom-shape>
        <draw:frame draw:style-name="gr5" draw:text-style-name="P22" svg:width="11.127cm" svg:height="0.675cm" svg:x="8.803cm" svg:y="25.307cm">
          <draw:text-box>
            <text:p text:style-name="P19"><text:span text:style-name="T30">Анализ состояния вопроса</text:span></text:p>
          </draw:text-box>
        </draw:frame>
        <draw:line draw:style-name="gr3" draw:text-style-name="P19" svg:x1="1.713cm" svg:y1="26.37cm" svg:x2="19.985cm" svg:y2="26.37cm">
          <text:p/>
        </draw:line>
        <draw:line draw:style-name="gr3" draw:text-style-name="P19" svg:x1="1.72cm" svg:y1="25.876cm" svg:x2="8.693cm" svg:y2="25.876cm">
          <text:p/>
        </draw:line>
        <draw:line draw:style-name="gr4" draw:text-style-name="P19" svg:x1="1.71cm" svg:y1="25.37cm" svg:x2="8.683cm" svg:y2="25.37cm">
          <text:p/>
        </draw:line>
        <draw:line draw:style-name="gr4" draw:text-style-name="P19" svg:x1="1.71cm" svg:y1="27.37cm" svg:x2="8.683cm" svg:y2="27.37cm">
          <text:p/>
        </draw:line>
        <draw:line draw:style-name="gr4" draw:text-style-name="P19" svg:x1="1.71cm" svg:y1="26.866cm" svg:x2="8.683cm" svg:y2="26.866cm">
          <text:p/>
        </draw:line>
        <draw:g draw:style-name="gr7">
          <draw:frame draw:style-name="gr5" draw:text-style-name="P23" svg:width="1.945cm" svg:height="0.438cm" svg:x="1.727cm" svg:y="26.418cm">
            <draw:text-box>
              <text:p text:style-name="P23"><text:span text:style-name="T27"><text:s/></text:span><text:span text:style-name="T27">Разраб.</text:span></text:p>
            </draw:text-box>
          </draw:frame>
        </draw:g>
        <draw:g draw:style-name="gr7">
          <draw:frame draw:style-name="gr5" draw:text-style-name="P23" svg:width="1.945cm" svg:height="0.436cm" svg:x="1.727cm" svg:y="26.899cm">
            <draw:text-box>
              <text:p text:style-name="P23"><text:span text:style-name="T27"><text:s/></text:span><text:span text:style-name="T31">Руковод</text:span><text:span text:style-name="T27">.</text:span></text:p>
            </draw:text-box>
          </draw:frame>
        </draw:g>
        <draw:g draw:style-name="gr7">
          <draw:frame draw:style-name="gr5" draw:text-style-name="P23" svg:width="1.945cm" svg:height="0.436cm" svg:x="1.727cm" svg:y="27.402cm">
            <draw:text-box>
              <text:p text:style-name="P23"><text:span text:style-name="T31"><text:s/></text:span><text:span text:style-name="T31">Консул</text:span><text:span text:style-name="T27">.</text:span></text:p>
            </draw:text-box>
          </draw:frame>
        </draw:g>
        <draw:g draw:style-name="gr7">
          <draw:frame draw:style-name="gr5" draw:text-style-name="P23" svg:width="1.945cm" svg:height="0.438cm" svg:x="1.727cm" svg:y="27.899cm">
            <draw:text-box>
              <text:p text:style-name="P23"><text:span text:style-name="T27"><text:s/></text:span><text:span text:style-name="T27">Н. Контр.</text:span></text:p>
            </draw:text-box>
          </draw:frame>
          <draw:custom-shape draw:style-name="gr6" draw:text-style-name="P18" svg:width="2.352cm" svg:height="0.438cm" svg:x="3.773cm" svg:y="27.899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23" svg:width="1.945cm" svg:height="0.436cm" svg:x="1.727cm" svg:y="28.379cm">
            <draw:text-box>
              <text:p text:style-name="P23"><text:span text:style-name="T27"><text:s/></text:span><text:span text:style-name="T31">Зав.каф</text:span><text:span text:style-name="T27">.</text:span></text:p>
            </draw:text-box>
          </draw:frame>
          <draw:frame draw:style-name="gr5" draw:text-style-name="P23" svg:width="2.352cm" svg:height="0.436cm" svg:x="3.771cm" svg:y="28.379cm">
            <draw:text-box>
              <text:p text:style-name="P23"><text:span text:style-name="T31">Поляков В.М.</text:span></text:p>
            </draw:text-box>
          </draw:frame>
        </draw:g>
        <draw:line draw:style-name="gr3" draw:text-style-name="P19" svg:x1="14.703cm" svg:y1="26.379cm" svg:x2="14.705cm" svg:y2="28.841cm">
          <text:p/>
        </draw:line>
        <draw:frame draw:style-name="gr5" draw:text-style-name="P19" svg:width="5.758cm" svg:height="2.276cm" svg:x="8.828cm" svg:y="26.485cm">
          <draw:text-box>
            <text:p text:style-name="P19"><text:span text:style-name="T32">ПРОГРАММНОЕ ОБЕСПЕЧЕНИЕ ДЛЯ АВТОМАТИЧЕСКОЙ АВТОРИЗАЦИИ ПОЛЬЗОВАТЕЛЕЙ ОС UNIX</text:span></text:p>
          </draw:text-box>
        </draw:frame>
        <draw:line draw:style-name="gr3" draw:text-style-name="P19" svg:x1="14.715cm" svg:y1="26.871cm" svg:x2="19.994cm" svg:y2="26.871cm">
          <text:p/>
        </draw:line>
        <draw:line draw:style-name="gr3" draw:text-style-name="P19" svg:x1="14.711cm" svg:y1="27.37cm" svg:x2="19.99cm" svg:y2="27.372cm">
          <text:p/>
        </draw:line>
        <draw:line draw:style-name="gr3" draw:text-style-name="P19" svg:x1="17.703cm" svg:y1="26.379cm" svg:x2="17.705cm" svg:y2="27.36cm">
          <text:p/>
        </draw:line>
        <draw:frame draw:style-name="gr5" draw:text-style-name="P19" svg:width="1.348cm" svg:height="0.436cm" svg:x="14.783cm" svg:y="26.395cm">
          <draw:text-box>
            <text:p text:style-name="P19"><text:span text:style-name="T27">Лит.</text:span></text:p>
          </draw:text-box>
        </draw:frame>
        <draw:frame draw:style-name="gr5" draw:text-style-name="P19" svg:width="2.13cm" svg:height="0.436cm" svg:x="17.776cm" svg:y="26.395cm">
          <draw:text-box>
            <text:p text:style-name="P19"><text:span text:style-name="T27">Листов</text:span></text:p>
          </draw:text-box>
        </draw:frame>
        <draw:custom-shape draw:style-name="gr6" draw:text-style-name="P18" svg:width="2.128cm" svg:height="0.436cm" svg:x="17.799cm" svg:y="26.906cm">
          <text:p/>
          <draw:enhanced-geometry svg:viewBox="0 0 21600 21600" draw:type="mso-spt202" draw:enhanced-path="M 0 0 L 21600 0 21600 21600 0 21600 0 0 Z N"/>
        </draw:custom-shape>
        <draw:line draw:style-name="gr4" draw:text-style-name="P19" svg:x1="15.206cm" svg:y1="26.883cm" svg:x2="15.208cm" svg:y2="27.361cm">
          <text:p/>
        </draw:line>
        <draw:line draw:style-name="gr4" draw:text-style-name="P19" svg:x1="15.703cm" svg:y1="26.883cm" svg:x2="15.705cm" svg:y2="27.361cm">
          <text:p/>
        </draw:line>
        <draw:frame draw:style-name="gr5" draw:text-style-name="P19" svg:width="5.134cm" svg:height="0.623cm" svg:x="14.783cm" svg:y="27.758cm">
          <draw:text-box>
            <text:p text:style-name="P19"><text:span text:style-name="T33">СКФ БГТУ им. В.Г.Шухова, ПВ-41</text:span></text:p>
          </draw:text-box>
        </draw:frame>
      </draw:g>
      <draw:g text:anchor-type="page" text:anchor-page-number="2" draw:z-index="1" draw:style-name="gr1">
        <draw:custom-shape draw:style-name="gr2" draw:text-style-name="P18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19" svg:x1="2.612cm" svg:y1="27.543cm" svg:x2="2.614cm" svg:y2="29.014cm">
          <text:p/>
        </draw:line>
        <draw:line draw:style-name="gr3" draw:text-style-name="P19" svg:x1="1.621cm" svg:y1="27.529cm" svg:x2="19.893cm" svg:y2="27.529cm">
          <text:p/>
        </draw:line>
        <draw:line draw:style-name="gr3" draw:text-style-name="P19" svg:x1="3.612cm" svg:y1="27.543cm" svg:x2="3.614cm" svg:y2="29.014cm">
          <text:p/>
        </draw:line>
        <draw:line draw:style-name="gr3" draw:text-style-name="P19" svg:x1="6.112cm" svg:y1="27.543cm" svg:x2="6.114cm" svg:y2="29.014cm">
          <text:p/>
        </draw:line>
        <draw:line draw:style-name="gr3" draw:text-style-name="P19" svg:x1="7.611cm" svg:y1="27.559cm" svg:x2="7.613cm" svg:y2="29.016cm">
          <text:p/>
        </draw:line>
        <draw:line draw:style-name="gr3" draw:text-style-name="P19" svg:x1="8.613cm" svg:y1="27.543cm" svg:x2="8.615cm" svg:y2="29cm">
          <text:p/>
        </draw:line>
        <draw:line draw:style-name="gr3" draw:text-style-name="P19" svg:x1="18.912cm" svg:y1="27.543cm" svg:x2="18.916cm" svg:y2="29.014cm">
          <text:p/>
        </draw:line>
        <draw:line draw:style-name="gr4" draw:text-style-name="P19" svg:x1="1.621cm" svg:y1="28.028cm" svg:x2="8.594cm" svg:y2="28.03cm">
          <text:p/>
        </draw:line>
        <draw:line draw:style-name="gr3" draw:text-style-name="P19" svg:x1="1.621cm" svg:y1="28.529cm" svg:x2="8.594cm" svg:y2="28.529cm">
          <text:p/>
        </draw:line>
        <draw:line draw:style-name="gr4" draw:text-style-name="P19" svg:x1="18.925cm" svg:y1="28.037cm" svg:x2="19.904cm" svg:y2="28.037cm">
          <text:p/>
        </draw:line>
        <draw:frame draw:style-name="gr5" draw:text-style-name="P19" svg:width="0.914cm" svg:height="0.436cm" svg:x="1.661cm" svg:y="28.538cm">
          <draw:text-box>
            <text:p text:style-name="P19"><text:span text:style-name="T27">Изм.</text:span></text:p>
          </draw:text-box>
        </draw:frame>
        <draw:frame draw:style-name="gr5" draw:text-style-name="P19" svg:width="0.916cm" svg:height="0.436cm" svg:x="2.642cm" svg:y="28.538cm">
          <draw:text-box>
            <text:p text:style-name="P19"><text:span text:style-name="T27">Лист</text:span></text:p>
          </draw:text-box>
        </draw:frame>
        <draw:frame draw:style-name="gr5" draw:text-style-name="P19" svg:width="2.354cm" svg:height="0.436cm" svg:x="3.686cm" svg:y="28.538cm">
          <draw:text-box>
            <text:p text:style-name="P19"><text:span text:style-name="T27">№ </text:span><text:span text:style-name="T27">докум.</text:span></text:p>
          </draw:text-box>
        </draw:frame>
        <draw:frame draw:style-name="gr5" draw:text-style-name="P19" svg:width="1.403cm" svg:height="0.436cm" svg:x="6.161cm" svg:y="28.538cm">
          <draw:text-box>
            <text:p text:style-name="P19"><text:span text:style-name="T28">Подпись</text:span></text:p>
          </draw:text-box>
        </draw:frame>
        <draw:frame draw:style-name="gr5" draw:text-style-name="P21" svg:width="0.914cm" svg:height="0.436cm" svg:x="7.655cm" svg:y="28.538cm">
          <draw:text-box>
            <text:p text:style-name="P19"><text:span text:style-name="T29">Дата</text:span></text:p>
          </draw:text-box>
        </draw:frame>
        <draw:frame draw:style-name="gr5" draw:text-style-name="P19" svg:width="0.916cm" svg:height="0.436cm" svg:x="18.942cm" svg:y="27.572cm">
          <draw:text-box>
            <text:p text:style-name="P19"><text:span text:style-name="T27">Лист</text:span></text:p>
          </draw:text-box>
        </draw:frame>
        <draw:custom-shape draw:style-name="gr6" draw:text-style-name="P18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24" svg:width="10.134cm" svg:height="0.675cm" svg:x="8.689cm" svg:y="27.928cm">
          <draw:text-box>
            <text:p text:style-name="P19"><text:span text:style-name="T34">Анализ состояния вопроса</text:span></text:p>
          </draw:text-box>
        </draw:frame>
      </draw:g>
      <draw:g text:anchor-type="page" text:anchor-page-number="3" draw:z-index="2" draw:style-name="gr1">
        <draw:custom-shape draw:style-name="gr2" draw:text-style-name="P18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19" svg:x1="2.612cm" svg:y1="27.543cm" svg:x2="2.614cm" svg:y2="29.014cm">
          <text:p/>
        </draw:line>
        <draw:line draw:style-name="gr3" draw:text-style-name="P19" svg:x1="1.621cm" svg:y1="27.529cm" svg:x2="19.893cm" svg:y2="27.529cm">
          <text:p/>
        </draw:line>
        <draw:line draw:style-name="gr3" draw:text-style-name="P19" svg:x1="3.612cm" svg:y1="27.543cm" svg:x2="3.614cm" svg:y2="29.014cm">
          <text:p/>
        </draw:line>
        <draw:line draw:style-name="gr3" draw:text-style-name="P19" svg:x1="6.112cm" svg:y1="27.543cm" svg:x2="6.114cm" svg:y2="29.014cm">
          <text:p/>
        </draw:line>
        <draw:line draw:style-name="gr3" draw:text-style-name="P19" svg:x1="7.611cm" svg:y1="27.559cm" svg:x2="7.613cm" svg:y2="29.016cm">
          <text:p/>
        </draw:line>
        <draw:line draw:style-name="gr3" draw:text-style-name="P19" svg:x1="8.613cm" svg:y1="27.543cm" svg:x2="8.615cm" svg:y2="29cm">
          <text:p/>
        </draw:line>
        <draw:line draw:style-name="gr3" draw:text-style-name="P19" svg:x1="18.912cm" svg:y1="27.543cm" svg:x2="18.916cm" svg:y2="29.014cm">
          <text:p/>
        </draw:line>
        <draw:line draw:style-name="gr4" draw:text-style-name="P19" svg:x1="1.621cm" svg:y1="28.028cm" svg:x2="8.594cm" svg:y2="28.03cm">
          <text:p/>
        </draw:line>
        <draw:line draw:style-name="gr3" draw:text-style-name="P19" svg:x1="1.621cm" svg:y1="28.529cm" svg:x2="8.594cm" svg:y2="28.529cm">
          <text:p/>
        </draw:line>
        <draw:line draw:style-name="gr4" draw:text-style-name="P19" svg:x1="18.925cm" svg:y1="28.037cm" svg:x2="19.904cm" svg:y2="28.037cm">
          <text:p/>
        </draw:line>
        <draw:frame draw:style-name="gr5" draw:text-style-name="P19" svg:width="0.914cm" svg:height="0.436cm" svg:x="1.661cm" svg:y="28.538cm">
          <draw:text-box>
            <text:p text:style-name="P19"><text:span text:style-name="T27">Изм.</text:span></text:p>
          </draw:text-box>
        </draw:frame>
        <draw:frame draw:style-name="gr5" draw:text-style-name="P19" svg:width="0.916cm" svg:height="0.436cm" svg:x="2.642cm" svg:y="28.538cm">
          <draw:text-box>
            <text:p text:style-name="P19"><text:span text:style-name="T27">Лист</text:span></text:p>
          </draw:text-box>
        </draw:frame>
        <draw:frame draw:style-name="gr5" draw:text-style-name="P19" svg:width="2.354cm" svg:height="0.436cm" svg:x="3.686cm" svg:y="28.538cm">
          <draw:text-box>
            <text:p text:style-name="P19"><text:span text:style-name="T27">№ </text:span><text:span text:style-name="T27">докум.</text:span></text:p>
          </draw:text-box>
        </draw:frame>
        <draw:frame draw:style-name="gr5" draw:text-style-name="P19" svg:width="1.403cm" svg:height="0.436cm" svg:x="6.161cm" svg:y="28.538cm">
          <draw:text-box>
            <text:p text:style-name="P19"><text:span text:style-name="T28">Подпись</text:span></text:p>
          </draw:text-box>
        </draw:frame>
        <draw:frame draw:style-name="gr5" draw:text-style-name="P21" svg:width="0.914cm" svg:height="0.436cm" svg:x="7.655cm" svg:y="28.538cm">
          <draw:text-box>
            <text:p text:style-name="P19"><text:span text:style-name="T29">Дата</text:span></text:p>
          </draw:text-box>
        </draw:frame>
        <draw:frame draw:style-name="gr5" draw:text-style-name="P19" svg:width="0.916cm" svg:height="0.436cm" svg:x="18.942cm" svg:y="27.572cm">
          <draw:text-box>
            <text:p text:style-name="P19"><text:span text:style-name="T27">Лист</text:span></text:p>
          </draw:text-box>
        </draw:frame>
        <draw:custom-shape draw:style-name="gr6" draw:text-style-name="P18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24" svg:width="10.134cm" svg:height="0.675cm" svg:x="8.689cm" svg:y="27.928cm">
          <draw:text-box>
            <text:p text:style-name="P19"><text:span text:style-name="T34">Анализ состояния вопроса</text:span></text:p>
          </draw:text-box>
        </draw:frame>
      </draw:g>
      <draw:g text:anchor-type="page" text:anchor-page-number="4" draw:z-index="3" draw:style-name="gr1">
        <draw:custom-shape draw:style-name="gr2" draw:text-style-name="P18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19" svg:x1="2.612cm" svg:y1="27.543cm" svg:x2="2.614cm" svg:y2="29.014cm">
          <text:p/>
        </draw:line>
        <draw:line draw:style-name="gr3" draw:text-style-name="P19" svg:x1="1.621cm" svg:y1="27.529cm" svg:x2="19.893cm" svg:y2="27.529cm">
          <text:p/>
        </draw:line>
        <draw:line draw:style-name="gr3" draw:text-style-name="P19" svg:x1="3.612cm" svg:y1="27.543cm" svg:x2="3.614cm" svg:y2="29.014cm">
          <text:p/>
        </draw:line>
        <draw:line draw:style-name="gr3" draw:text-style-name="P19" svg:x1="6.112cm" svg:y1="27.543cm" svg:x2="6.114cm" svg:y2="29.014cm">
          <text:p/>
        </draw:line>
        <draw:line draw:style-name="gr3" draw:text-style-name="P19" svg:x1="7.611cm" svg:y1="27.559cm" svg:x2="7.613cm" svg:y2="29.016cm">
          <text:p/>
        </draw:line>
        <draw:line draw:style-name="gr3" draw:text-style-name="P19" svg:x1="8.613cm" svg:y1="27.543cm" svg:x2="8.615cm" svg:y2="29cm">
          <text:p/>
        </draw:line>
        <draw:line draw:style-name="gr3" draw:text-style-name="P19" svg:x1="18.912cm" svg:y1="27.543cm" svg:x2="18.916cm" svg:y2="29.014cm">
          <text:p/>
        </draw:line>
        <draw:line draw:style-name="gr4" draw:text-style-name="P19" svg:x1="1.621cm" svg:y1="28.028cm" svg:x2="8.594cm" svg:y2="28.03cm">
          <text:p/>
        </draw:line>
        <draw:line draw:style-name="gr3" draw:text-style-name="P19" svg:x1="1.621cm" svg:y1="28.529cm" svg:x2="8.594cm" svg:y2="28.529cm">
          <text:p/>
        </draw:line>
        <draw:line draw:style-name="gr4" draw:text-style-name="P19" svg:x1="18.925cm" svg:y1="28.037cm" svg:x2="19.904cm" svg:y2="28.037cm">
          <text:p/>
        </draw:line>
        <draw:frame draw:style-name="gr5" draw:text-style-name="P19" svg:width="0.914cm" svg:height="0.436cm" svg:x="1.661cm" svg:y="28.538cm">
          <draw:text-box>
            <text:p text:style-name="P19"><text:span text:style-name="T27">Изм.</text:span></text:p>
          </draw:text-box>
        </draw:frame>
        <draw:frame draw:style-name="gr5" draw:text-style-name="P19" svg:width="0.916cm" svg:height="0.436cm" svg:x="2.642cm" svg:y="28.538cm">
          <draw:text-box>
            <text:p text:style-name="P19"><text:span text:style-name="T27">Лист</text:span></text:p>
          </draw:text-box>
        </draw:frame>
        <draw:frame draw:style-name="gr5" draw:text-style-name="P19" svg:width="2.354cm" svg:height="0.436cm" svg:x="3.686cm" svg:y="28.538cm">
          <draw:text-box>
            <text:p text:style-name="P19"><text:span text:style-name="T27">№ </text:span><text:span text:style-name="T27">докум.</text:span></text:p>
          </draw:text-box>
        </draw:frame>
        <draw:frame draw:style-name="gr5" draw:text-style-name="P19" svg:width="1.403cm" svg:height="0.436cm" svg:x="6.161cm" svg:y="28.538cm">
          <draw:text-box>
            <text:p text:style-name="P19"><text:span text:style-name="T28">Подпись</text:span></text:p>
          </draw:text-box>
        </draw:frame>
        <draw:frame draw:style-name="gr5" draw:text-style-name="P21" svg:width="0.914cm" svg:height="0.436cm" svg:x="7.655cm" svg:y="28.538cm">
          <draw:text-box>
            <text:p text:style-name="P19"><text:span text:style-name="T29">Дата</text:span></text:p>
          </draw:text-box>
        </draw:frame>
        <draw:frame draw:style-name="gr5" draw:text-style-name="P19" svg:width="0.916cm" svg:height="0.436cm" svg:x="18.942cm" svg:y="27.572cm">
          <draw:text-box>
            <text:p text:style-name="P19"><text:span text:style-name="T27">Лист</text:span></text:p>
          </draw:text-box>
        </draw:frame>
        <draw:custom-shape draw:style-name="gr6" draw:text-style-name="P18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24" svg:width="10.134cm" svg:height="0.675cm" svg:x="8.689cm" svg:y="27.928cm">
          <draw:text-box>
            <text:p text:style-name="P19"><text:span text:style-name="T34">Анализ состояния вопроса</text:span></text:p>
          </draw:text-box>
        </draw:frame>
      </draw:g>
      <draw:g text:anchor-type="page" text:anchor-page-number="5" draw:z-index="4" draw:style-name="gr1">
        <draw:custom-shape draw:style-name="gr2" draw:text-style-name="P18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19" svg:x1="2.612cm" svg:y1="27.543cm" svg:x2="2.614cm" svg:y2="29.014cm">
          <text:p/>
        </draw:line>
        <draw:line draw:style-name="gr3" draw:text-style-name="P19" svg:x1="1.621cm" svg:y1="27.529cm" svg:x2="19.893cm" svg:y2="27.529cm">
          <text:p/>
        </draw:line>
        <draw:line draw:style-name="gr3" draw:text-style-name="P19" svg:x1="3.612cm" svg:y1="27.543cm" svg:x2="3.614cm" svg:y2="29.014cm">
          <text:p/>
        </draw:line>
        <draw:line draw:style-name="gr3" draw:text-style-name="P19" svg:x1="6.112cm" svg:y1="27.543cm" svg:x2="6.114cm" svg:y2="29.014cm">
          <text:p/>
        </draw:line>
        <draw:line draw:style-name="gr3" draw:text-style-name="P19" svg:x1="7.611cm" svg:y1="27.559cm" svg:x2="7.613cm" svg:y2="29.016cm">
          <text:p/>
        </draw:line>
        <draw:line draw:style-name="gr3" draw:text-style-name="P19" svg:x1="8.613cm" svg:y1="27.543cm" svg:x2="8.615cm" svg:y2="29cm">
          <text:p/>
        </draw:line>
        <draw:line draw:style-name="gr3" draw:text-style-name="P19" svg:x1="18.912cm" svg:y1="27.543cm" svg:x2="18.916cm" svg:y2="29.014cm">
          <text:p/>
        </draw:line>
        <draw:line draw:style-name="gr4" draw:text-style-name="P19" svg:x1="1.621cm" svg:y1="28.028cm" svg:x2="8.594cm" svg:y2="28.03cm">
          <text:p/>
        </draw:line>
        <draw:line draw:style-name="gr3" draw:text-style-name="P19" svg:x1="1.621cm" svg:y1="28.529cm" svg:x2="8.594cm" svg:y2="28.529cm">
          <text:p/>
        </draw:line>
        <draw:line draw:style-name="gr4" draw:text-style-name="P19" svg:x1="18.925cm" svg:y1="28.037cm" svg:x2="19.904cm" svg:y2="28.037cm">
          <text:p/>
        </draw:line>
        <draw:frame draw:style-name="gr5" draw:text-style-name="P19" svg:width="0.914cm" svg:height="0.436cm" svg:x="1.661cm" svg:y="28.538cm">
          <draw:text-box>
            <text:p text:style-name="P19"><text:span text:style-name="T27">Изм.</text:span></text:p>
          </draw:text-box>
        </draw:frame>
        <draw:frame draw:style-name="gr5" draw:text-style-name="P19" svg:width="0.916cm" svg:height="0.436cm" svg:x="2.642cm" svg:y="28.538cm">
          <draw:text-box>
            <text:p text:style-name="P19"><text:span text:style-name="T27">Лист</text:span></text:p>
          </draw:text-box>
        </draw:frame>
        <draw:frame draw:style-name="gr5" draw:text-style-name="P19" svg:width="2.354cm" svg:height="0.436cm" svg:x="3.686cm" svg:y="28.538cm">
          <draw:text-box>
            <text:p text:style-name="P19"><text:span text:style-name="T27">№ </text:span><text:span text:style-name="T27">докум.</text:span></text:p>
          </draw:text-box>
        </draw:frame>
        <draw:frame draw:style-name="gr5" draw:text-style-name="P19" svg:width="1.403cm" svg:height="0.436cm" svg:x="6.161cm" svg:y="28.538cm">
          <draw:text-box>
            <text:p text:style-name="P19"><text:span text:style-name="T28">Подпись</text:span></text:p>
          </draw:text-box>
        </draw:frame>
        <draw:frame draw:style-name="gr5" draw:text-style-name="P21" svg:width="0.914cm" svg:height="0.436cm" svg:x="7.655cm" svg:y="28.538cm">
          <draw:text-box>
            <text:p text:style-name="P19"><text:span text:style-name="T29">Дата</text:span></text:p>
          </draw:text-box>
        </draw:frame>
        <draw:frame draw:style-name="gr5" draw:text-style-name="P19" svg:width="0.916cm" svg:height="0.436cm" svg:x="18.942cm" svg:y="27.572cm">
          <draw:text-box>
            <text:p text:style-name="P19"><text:span text:style-name="T27">Лист</text:span></text:p>
          </draw:text-box>
        </draw:frame>
        <draw:custom-shape draw:style-name="gr6" draw:text-style-name="P18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24" svg:width="10.134cm" svg:height="0.675cm" svg:x="8.689cm" svg:y="27.928cm">
          <draw:text-box>
            <text:p text:style-name="P19"><text:span text:style-name="T34">Анализ состояния вопроса</text:span></text:p>
          </draw:text-box>
        </draw:frame>
      </draw:g>
      <draw:g text:anchor-type="page" text:anchor-page-number="6" draw:z-index="5" draw:style-name="gr1">
        <draw:custom-shape draw:style-name="gr2" draw:text-style-name="P18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19" svg:x1="2.612cm" svg:y1="27.543cm" svg:x2="2.614cm" svg:y2="29.014cm">
          <text:p/>
        </draw:line>
        <draw:line draw:style-name="gr3" draw:text-style-name="P19" svg:x1="1.621cm" svg:y1="27.529cm" svg:x2="19.893cm" svg:y2="27.529cm">
          <text:p/>
        </draw:line>
        <draw:line draw:style-name="gr3" draw:text-style-name="P19" svg:x1="3.612cm" svg:y1="27.543cm" svg:x2="3.614cm" svg:y2="29.014cm">
          <text:p/>
        </draw:line>
        <draw:line draw:style-name="gr3" draw:text-style-name="P19" svg:x1="6.112cm" svg:y1="27.543cm" svg:x2="6.114cm" svg:y2="29.014cm">
          <text:p/>
        </draw:line>
        <draw:line draw:style-name="gr3" draw:text-style-name="P19" svg:x1="7.611cm" svg:y1="27.559cm" svg:x2="7.613cm" svg:y2="29.016cm">
          <text:p/>
        </draw:line>
        <draw:line draw:style-name="gr3" draw:text-style-name="P19" svg:x1="8.613cm" svg:y1="27.543cm" svg:x2="8.615cm" svg:y2="29cm">
          <text:p/>
        </draw:line>
        <draw:line draw:style-name="gr3" draw:text-style-name="P19" svg:x1="18.912cm" svg:y1="27.543cm" svg:x2="18.916cm" svg:y2="29.014cm">
          <text:p/>
        </draw:line>
        <draw:line draw:style-name="gr4" draw:text-style-name="P19" svg:x1="1.621cm" svg:y1="28.028cm" svg:x2="8.594cm" svg:y2="28.03cm">
          <text:p/>
        </draw:line>
        <draw:line draw:style-name="gr3" draw:text-style-name="P19" svg:x1="1.621cm" svg:y1="28.529cm" svg:x2="8.594cm" svg:y2="28.529cm">
          <text:p/>
        </draw:line>
        <draw:line draw:style-name="gr4" draw:text-style-name="P19" svg:x1="18.925cm" svg:y1="28.037cm" svg:x2="19.904cm" svg:y2="28.037cm">
          <text:p/>
        </draw:line>
        <draw:frame draw:style-name="gr5" draw:text-style-name="P19" svg:width="0.914cm" svg:height="0.436cm" svg:x="1.661cm" svg:y="28.538cm">
          <draw:text-box>
            <text:p text:style-name="P19"><text:span text:style-name="T27">Изм.</text:span></text:p>
          </draw:text-box>
        </draw:frame>
        <draw:frame draw:style-name="gr5" draw:text-style-name="P19" svg:width="0.916cm" svg:height="0.436cm" svg:x="2.642cm" svg:y="28.538cm">
          <draw:text-box>
            <text:p text:style-name="P19"><text:span text:style-name="T27">Лист</text:span></text:p>
          </draw:text-box>
        </draw:frame>
        <draw:frame draw:style-name="gr5" draw:text-style-name="P19" svg:width="2.354cm" svg:height="0.436cm" svg:x="3.686cm" svg:y="28.538cm">
          <draw:text-box>
            <text:p text:style-name="P19"><text:span text:style-name="T27">№ </text:span><text:span text:style-name="T27">докум.</text:span></text:p>
          </draw:text-box>
        </draw:frame>
        <draw:frame draw:style-name="gr5" draw:text-style-name="P19" svg:width="1.403cm" svg:height="0.436cm" svg:x="6.161cm" svg:y="28.538cm">
          <draw:text-box>
            <text:p text:style-name="P19"><text:span text:style-name="T28">Подпись</text:span></text:p>
          </draw:text-box>
        </draw:frame>
        <draw:frame draw:style-name="gr5" draw:text-style-name="P21" svg:width="0.914cm" svg:height="0.436cm" svg:x="7.655cm" svg:y="28.538cm">
          <draw:text-box>
            <text:p text:style-name="P19"><text:span text:style-name="T29">Дата</text:span></text:p>
          </draw:text-box>
        </draw:frame>
        <draw:frame draw:style-name="gr5" draw:text-style-name="P19" svg:width="0.916cm" svg:height="0.436cm" svg:x="18.942cm" svg:y="27.572cm">
          <draw:text-box>
            <text:p text:style-name="P19"><text:span text:style-name="T27">Лист</text:span></text:p>
          </draw:text-box>
        </draw:frame>
        <draw:custom-shape draw:style-name="gr6" draw:text-style-name="P18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24" svg:width="10.134cm" svg:height="0.675cm" svg:x="8.689cm" svg:y="27.928cm">
          <draw:text-box>
            <text:p text:style-name="P19"><text:span text:style-name="T34">Анализ состояния вопроса</text:span></text:p>
          </draw:text-box>
        </draw:frame>
      </draw:g>
      <text:h text:style-name="P7" text:outline-level="1"><text:span text:style-name="T1">1.</text:span> <text:span text:style-name="T1">Анализ состояния вопроса</text:span></text:h>
      <text:h text:style-name="P16" text:outline-level="2">Описание предметной области</text:h>
      <text:p text:style-name="P2">В настоящее время в связи со стремительным развитием цифровой фотографии и цифрового видео очень перспективной является распознавание образов на цифровых изображениях.</text:p>
      <text:p text:style-name="Text_20_body">Не смотря на то, что в реальном мире существует огромное количество различных объектов, значительный интерес представляет разработка программного обеспечения обнаружения более узкого класса объектов - лиц человека. Конкретным практическим применением программного обеспечения распознавания лиц могут быть: системы автоматического учета числа посетителей; системы пропускного контроля в учреждениях, аэропортах и метро; автоматические системы предотвращения несчастных случаев; интеллектуальные интерфейсы «человек-компьютер». </text:p>
      <text:p text:style-name="P3">Задача обнаружения лица на изображении является ключевой при решении задач распознавания, автоматического слежения за передвигающимся в поле камеры субъектом, распознавание человеческих эмоций по выражению лица.</text:p>
      <text:p text:style-name="Text_20_body"><text:span text:style-name="T3">Задача обнаружения лица на изображении является более чем простой для </text:span><text:span text:style-name="T4">человеческого зрения, однако при попытке построения автоматической системы <text:s/>обнаружения лиц приходится столкнуться со следующими сложностями:</text:span></text:p>
      <text:list xml:id="list1247365391" text:style-name="L1">
        <text:list-item>
          <text:p text:style-name="P8">Сильно варьирующийся внешний вид лица у разных людей;</text:p>
        </text:list-item>
        <text:list-item>
          <text:p text:style-name="P8">Даже относительно небольшое изменение ориентации лица относительно камеры влечет за собой серьезное изменение изображения лица;</text:p>
        </text:list-item>
        <text:list-item>
          <text:p text:style-name="P8"><text:span text:style-name="T4">Возможное присутствие индивидуальных особенностей (усы, бороды, </text:span><text:span text:style-name="T4">очки, морщины и т. д.) существенно усложняет автоматическое </text:span><text:soft-page-break/><text:span text:style-name="T4">распознавание;</text:span></text:p>
        </text:list-item>
        <text:list-item>
          <text:p text:style-name="P8">Изменение выражения лица может сильно сказаться на том, как лицо выглядит на изображении;</text:p>
        </text:list-item>
        <text:list-item>
          <text:p text:style-name="P8">Часть лица может быть не видима (закрыта другими предметами) на изображении;</text:p>
        </text:list-item>
        <text:list-item>
          <text:p text:style-name="P8">Условия съемки (освещение, цветовой баланс камеры, искажения изображения, привносимые оптикой системы, качество изображения) в значительной степени влияют на получившееся изображение лица.</text:p>
        </text:list-item>
      </text:list>
      <text:p text:style-name="P4">На первый взгляд кажется, что распознавание лиц применимо лишь в следующих областях:</text:p>
      <text:list xml:id="list299952436" text:style-name="L2">
        <text:list-item>
          <text:p text:style-name="P9"><text:span text:style-name="T13">Охранные системы</text:span><text:span text:style-name="T14">;</text:span></text:p>
        </text:list-item>
        <text:list-item>
          <text:p text:style-name="P9">Криминалистика;</text:p>
        </text:list-item>
        <text:list-item>
          <text:p text:style-name="P9">Компьютерная графика.</text:p>
        </text:list-item>
      </text:list>
      <text:p text:style-name="Text_20_body">На самом деле спектр применения этих <text:span text:style-name="T26">программ </text:span>намного шире:</text:p>
      <text:list xml:id="list1270919116" text:style-name="L3">
        <text:list-item>
          <text:p text:style-name="P10">Взаимодействие человек-компьютер;</text:p>
        </text:list-item>
        <text:list-item>
          <text:p text:style-name="P10">Виртуальная реальность, компьютерные игры;</text:p>
        </text:list-item>
        <text:list-item>
          <text:p text:style-name="P10">Водительские права, паспорт;</text:p>
        </text:list-item>
        <text:list-item>
          <text:p text:style-name="P10"><text:span text:style-name="T5">Контроль над им</text:span><text:span text:style-name="T6">м</text:span><text:span text:style-name="T5">играцией;</text:span></text:p>
        </text:list-item>
        <text:list-item>
          <text:p text:style-name="P10">Персонализация бытовых устройств;</text:p>
        </text:list-item>
        <text:list-item>
          <text:p text:style-name="P10">Шифрование данных;</text:p>
        </text:list-item>
        <text:list-item>
          <text:p text:style-name="P10"><text:span text:style-name="T5">Электронная </text:span><text:span text:style-name="T6">коммерция;</text:span></text:p>
        </text:list-item>
        <text:list-item>
          <text:p text:style-name="P10">Криминалистика.</text:p>
        </text:list-item>
      </text:list>
      <text:p text:style-name="P5">Все выше сказанное делает актуальной задачу распознавания лиц.</text:p>
      <text:p text:style-name="Text_20_body">Как известно, большую часть информации об окружающем мире человек получает с помощью зрения. Современные же компьютеры практически <text:soft-page-break/>полностью лишены зрения. Связано это прежде всего со сложностью обработки зрительной информации. У человека этим занимается самый большой участок коры мозга и сетчатка глаза, которая, собственно говоря, тоже представляет собой часть мозга, вынесенную на периферию. С компьютерами самого недавнего прошлого нечего было и мечтать о создании искусственной зрительной системы. Но сейчас мощностей современных компьютеров уже хватает для решения хотя бы части задач анализа зрительной информации. Стремительно развивается производство сравнительно дешевых специализированных компьютерных видеокамер. В то же время вводимые ими изображения используются только для передачи через интернет. В связи с этим становится актуальной задача разработки программных средств, которые могли бы обрабатывать вводимые изображения и анализировать содержащуюся в них визуальную информацию. Одна из задач такого рода – определение личности работающего за компьютером человека. Это позволит повысить надежность обеспечения прав доступа к информации и одновременно сделать эту процедуру более дружественной по отношению к человеку.</text:p>
      <text:p text:style-name="P1"><text:span text:style-name="T8">Большинство </text:span><text:span text:style-name="T9">программ </text:span><text:span text:style-name="T8">распознавания лиц предполагают, что положение лица в кадре известно или же оно легко выделяется на окружающем фоне. Однако во многих случаях это далеко не так. Вообще говоря, этап определения наличия и положения лица в кадре так или иначе обязательно должен быть пройден перед выполнением собственно распознавания. Поэтому проблема обнаружения и локализации лица на изображении является весьма актуальной и имеет самостоятельное значение.</text:span></text:p>
      <text:h text:style-name="P16" text:outline-level="2">Анализ аналогов и прототипов</text:h>
      <text:p text:style-name="Text_20_body">Программа «<text:span text:style-name="T25">А</text:span><text:span text:style-name="T15">вто</text:span><text:span text:style-name="T25">матическая авторизация пользователей ОС Unix</text:span>» позволит по произвольному изображению на входе <text:span text:style-name="T15">видеокамеры:</text:span></text:p>
      <text:list xml:id="list370219365" text:style-name="L4">
        <text:list-item>
          <text:p text:style-name="P11"><text:span text:style-name="T11">О</text:span><text:span text:style-name="T10">пределить имеются ли на этом изображении лиц</text:span><text:span text:style-name="T11">о</text:span><text:span text:style-name="T10">, и если да, то указать, где находится лицо и каковы его размеры;</text:span></text:p>
        </text:list-item>
        <text:list-item>
          <text:p text:style-name="P11">Определить личность работающего за компьютером человека;</text:p>
        </text:list-item>
        <text:list-item>
          <text:p text:style-name="P12"><text:soft-page-break/>Предоставлять управление компьютером только после успешного распознавания лица;</text:p>
        </text:list-item>
      </text:list>
      <text:p text:style-name="Text_20_body">Программа имеет следующие особенности:</text:p>
      <text:list xml:id="list1186348727" text:style-name="L5">
        <text:list-item>
          <text:p text:style-name="P13"><text:span text:style-name="T10">Обнаружение </text:span><text:span text:style-name="T12">и распознавание </text:span><text:span text:style-name="T10">лиц различных по размеру;</text:span></text:p>
        </text:list-item>
        <text:list-item>
          <text:p text:style-name="P13">Обнаружение <text:span text:style-name="T16">и распознавание </text:span>лиц в разных условиях освещенности, определяющимися типом, количеством и направлением источников света;</text:p>
        </text:list-item>
        <text:list-item>
          <text:p text:style-name="P13">Обнаружение <text:span text:style-name="T16">и распознавание </text:span>лиц в произвольных положениях и наклонах.</text:p>
        </text:list-item>
      </text:list>
      <text:p text:style-name="Text_20_body"><text:span text:style-name="T17">Lenovo </text:span><text:span text:style-name="T18">VeriFace — это программное обеспечение для распознавания лица. Вместо ввода пароля, VeriFace предлагает пользователям, пройти проверку на соответствие индивидуальных особенностей лица с фотографиями, полученными ранее с веб-камеры, с матрицы 1,3 мегапикселя. </text:span><text:span text:style-name="T17">VeriFace включена во все новые ноутбуки IdeaPad, но ее использование </text:span><text:span text:style-name="T2">небе</text:span><text:span text:style-name="T17">зопасно.</text:span></text:p>
      <text:p text:style-name="Text_20_body">Toshiba Face Recognition. Программа создает эталонный образ лица, по которому в последующем будет сверяться. В Toshiba Face Recognition необходимо произвести целую процедуру поворачивания головы влево-вправо, вверх-вниз, причем создание эталонного образа может завершиться неудачей, так как программа может посчитать ваши действия были некорректны и вас попросят еще раз повторить процедуру. После создания эталонных снимков, будет предложено сделать ассоциацию с пользователем. Стоит отметить, что Toshiba Face Recognition распознает лица очень медленно.</text:p>
      <text:h text:style-name="P16" text:outline-level="2">Перечень задач, подлежащих решению в процессе разработки</text:h>
      <text:p text:style-name="Text_20_body">Программный комплекс должен обладать следующими возможностями:</text:p>
      <text:p text:style-name="Text_20_body"><text:tab/>а) Классификация <text:span text:style-name="T7">входных изображений на </text:span>лиц<text:span text:style-name="T7">а</text:span> и не лиц<text:span text:style-name="T7">а;</text:span></text:p>
      <text:p text:style-name="Text_20_body"><text:tab/>б) Обнаружение лица на изображении, полученном с веб<text:span text:style-name="T6">-</text:span>камеры;</text:p>
      <text:p text:style-name="Text_20_body"><text:tab/>в) <text:s/>Сбор базы лиц определенного человека;</text:p>
      <text:p text:style-name="Text_20_body"><text:span text:style-name="T19"><text:tab/></text:span><text:span text:style-name="T20">г</text:span><text:span text:style-name="T19">) Обучение нейронной сети для распознавания лица определенного <text:s/></text:span><text:soft-page-break/><text:span text:style-name="T19"><text:tab/>человека;</text:span></text:p>
      <text:p text:style-name="Text_20_body"><text:span text:style-name="T19"><text:tab/></text:span><text:span text:style-name="T20">д</text:span><text:span text:style-name="T19">) <text:s/></text:span><text:span text:style-name="T20">Авторизация пользователя по снимку лица.</text:span></text:p>
      <text:h text:style-name="P16" text:outline-level="2">Постановка задачи</text:h>
      <text:h text:style-name="P17" text:outline-level="3">Назначение и область применения</text:h>
      <text:p text:style-name="Text_20_body"><text:span text:style-name="T7">Программа предназначена для определения присутствия человека перед компьютером </text:span><text:span text:style-name="T21">и</text:span><text:span text:style-name="T7"> определения его личности с помощью сверточных нейронных сетей.</text:span></text:p>
      <text:h text:style-name="P16" text:outline-level="2">Требования к программе и программному изделию</text:h>
      <text:h text:style-name="P17" text:outline-level="3">Требования к составу и параметрам технических средств</text:h>
      <text:p text:style-name="Text_20_body">ПО должно функционировать на IBM совместимых персональных компьютерах имеющих следующую конфигурацию:</text:p>
      <text:list xml:id="list524936047" text:style-name="L6">
        <text:list-item>
          <text:p text:style-name="P14">Процессор Pentium 3 — 1.3 Ghz;</text:p>
        </text:list-item>
        <text:list-item>
          <text:p text:style-name="P14">ОЗУ 256 МB;</text:p>
        </text:list-item>
        <text:list-item>
          <text:p text:style-name="P14">Видео: поддержка разрешения 1024х768;</text:p>
        </text:list-item>
        <text:list-item>
          <text:p text:style-name="P14">Монитор совместимый с данной видео картой;</text:p>
        </text:list-item>
        <text:list-item>
          <text:p text:style-name="P14">Клавиатура;</text:p>
        </text:list-item>
        <text:list-item>
          <text:p text:style-name="P14">Мышь;</text:p>
        </text:list-item>
        <text:list-item>
          <text:p text:style-name="P14">Веб-камера.</text:p>
        </text:list-item>
      </text:list>
      <text:h text:style-name="P17" text:outline-level="3">Требования к информационной и программной совместимости</text:h>
      <text:p text:style-name="P6"><text:span text:style-name="T22">ПО должно работать под управлением ОС семейства Unix (OpenSuse, Debian, Ubuntu, Mandriva, FreeBSD</text:span><text:span text:style-name="T7">, OpenBSD, NetBSD</text:span><text:span text:style-name="T22">)</text:span><text:span text:style-name="T23">.</text:span></text:p>
      <text:h text:style-name="P17" text:outline-level="3">Требования к программной документации</text:h>
      <text:list xml:id="list588329915" text:style-name="L7">
        <text:list-item>
          <text:p text:style-name="P15">Разрабатываемые программные модули должны быть: самодокументированы, тексты программ должны содержать все <text:soft-page-break/>необходимые комментарии;</text:p>
        </text:list-item>
        <text:list-item>
          <text:p text:style-name="P15"><text:span text:style-name="T23">Программная система должна включать справочную информацию о </text:span><text:span text:style-name="T23">работе и подсказке пользователю;</text:span></text:p>
        </text:list-item>
        <text:list-item>
          <text:p text:style-name="P15"><text:span text:style-name="T23">В состав </text:span><text:span text:style-name="T24"><text:s/></text:span><text:span text:style-name="T23">документации должно входить руководство пользователя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0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style:page-number="auto" fo:keep-with-next="auto"/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74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77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6-13T21:10:25</dc:date>
    <meta:editing-duration>PT05H43M04S</meta:editing-duration>
    <meta:editing-cycles>113</meta:editing-cycles>
    <meta:document-statistic meta:table-count="0" meta:image-count="0" meta:object-count="0" meta:page-count="6" meta:paragraph-count="65" meta:word-count="908" meta:character-count="7102"/>
    <meta:user-defined meta:name="Поле 1"/>
    <meta:user-defined meta:name="Поле 2"/>
    <meta:user-defined meta:name="Поле 3"/>
    <meta:user-defined meta:name="Поле 4"/>
  </office:meta>
</office:document-meta>
</file>